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43b6ef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127622" loext:opacity="100%" style:font-name="Liberation Mono" fo:font-size="14pt" fo:font-weight="bold" officeooo:rsid="004566a4" officeooo:paragraph-rsid="004566a4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1c490a" officeooo:paragraph-rsid="0043b6ef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46f487" officeooo:paragraph-rsid="0046f487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46f487" officeooo:paragraph-rsid="0047b939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46f487" officeooo:paragraph-rsid="004a59b0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47b939" officeooo:paragraph-rsid="0047b939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4957ff" officeooo:paragraph-rsid="004957ff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4a59b0" officeooo:paragraph-rsid="004a59b0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4a59b0" officeooo:paragraph-rsid="004ba05d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4ba05d" officeooo:paragraph-rsid="004ba05d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000000" loext:opacity="100%" style:font-name="Liberation Mono" fo:font-size="10.5pt" fo:font-weight="normal" officeooo:rsid="004baff6" officeooo:paragraph-rsid="004baff6" style:font-size-asian="10.5pt" style:font-weight-asian="normal" style:font-size-complex="10.5pt" style:font-weight-complex="normal"/>
    </style:style>
    <style:style style:name="P14" style:family="paragraph" style:parent-style-name="Preformatted_20_Text">
      <style:text-properties fo:color="#000000" loext:opacity="100%" style:font-name="Liberation Mono" fo:font-size="10.5pt" fo:font-weight="normal" officeooo:rsid="004c3110" officeooo:paragraph-rsid="004c3110" style:font-size-asian="10.5pt" style:font-weight-asian="normal" style:font-size-complex="10.5pt" style:font-weight-complex="normal"/>
    </style:style>
    <style:style style:name="P15" style:family="paragraph" style:parent-style-name="Preformatted_20_Text">
      <style:text-properties fo:color="#000000" loext:opacity="100%" style:font-name="Liberation Mono" fo:font-size="10.5pt" fo:font-weight="normal" officeooo:rsid="004d5eb5" officeooo:paragraph-rsid="004d5eb5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fo:color="#000000" loext:opacity="100%" style:font-name="Liberation Mono" fo:font-size="10.5pt" fo:font-weight="normal" officeooo:rsid="004ea333" officeooo:paragraph-rsid="004ea333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color="#000000" loext:opacity="100%" style:font-name="Liberation Mono" fo:font-size="10.5pt" fo:font-weight="normal" officeooo:rsid="004f17e4" officeooo:paragraph-rsid="004f17e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color="#ff0000" loext:opacity="100%" style:font-name="Liberation Mono" fo:font-size="12pt" fo:font-weight="bold" officeooo:rsid="004566a4" officeooo:paragraph-rsid="004566a4" style:font-size-asian="10.5pt" style:font-weight-asian="bold" style:font-size-complex="12pt" style:font-weight-complex="bold"/>
    </style:style>
    <style:style style:name="P19" style:family="paragraph" style:parent-style-name="Preformatted_20_Text">
      <style:text-properties fo:color="#ff0000" loext:opacity="100%" style:font-name="Liberation Mono" fo:font-size="12pt" fo:font-weight="bold" officeooo:rsid="0046f487" officeooo:paragraph-rsid="0046f487" style:font-size-asian="10.5pt" style:font-weight-asian="bold" style:font-size-complex="12pt" style:font-weight-complex="bold"/>
    </style:style>
    <style:style style:name="P20" style:family="paragraph" style:parent-style-name="Preformatted_20_Text">
      <style:text-properties fo:color="#ff0000" loext:opacity="100%" style:font-name="Liberation Mono" fo:font-size="12pt" fo:font-weight="bold" officeooo:rsid="0046f487" officeooo:paragraph-rsid="0047b939" style:font-size-asian="10.5pt" style:font-weight-asian="bold" style:font-size-complex="12pt" style:font-weight-complex="bold"/>
    </style:style>
    <style:style style:name="P21" style:family="paragraph" style:parent-style-name="Preformatted_20_Text">
      <style:text-properties fo:color="#ff0000" loext:opacity="100%" style:font-name="Liberation Mono" fo:font-size="12pt" fo:font-weight="bold" officeooo:rsid="0046f487" officeooo:paragraph-rsid="004957ff" style:font-size-asian="10.5pt" style:font-weight-asian="bold" style:font-size-complex="12pt" style:font-weight-complex="bold"/>
    </style:style>
    <style:style style:name="P22" style:family="paragraph" style:parent-style-name="Preformatted_20_Text">
      <style:text-properties fo:color="#ff0000" loext:opacity="100%" style:font-name="Liberation Mono" fo:font-size="12pt" fo:font-weight="bold" officeooo:rsid="004a59b0" officeooo:paragraph-rsid="004a59b0" style:font-size-asian="10.5pt" style:font-weight-asian="bold" style:font-size-complex="12pt" style:font-weight-complex="bold"/>
    </style:style>
    <style:style style:name="P23" style:family="paragraph" style:parent-style-name="Preformatted_20_Text">
      <style:text-properties fo:color="#ff0000" loext:opacity="100%" style:font-name="Liberation Mono" fo:font-size="12pt" fo:font-weight="bold" officeooo:rsid="004ba05d" officeooo:paragraph-rsid="004ba05d" style:font-size-asian="10.5pt" style:font-weight-asian="bold" style:font-size-complex="12pt" style:font-weight-complex="bold"/>
    </style:style>
    <style:style style:name="P24" style:family="paragraph" style:parent-style-name="Preformatted_20_Text">
      <style:text-properties fo:color="#ff0000" loext:opacity="100%" style:font-name="Liberation Mono" fo:font-size="12pt" fo:font-weight="bold" officeooo:rsid="004baff6" officeooo:paragraph-rsid="004baff6" style:font-size-asian="10.5pt" style:font-weight-asian="bold" style:font-size-complex="12pt" style:font-weight-complex="bold"/>
    </style:style>
    <style:style style:name="P25" style:family="paragraph" style:parent-style-name="Preformatted_20_Text">
      <style:text-properties fo:color="#ff0000" loext:opacity="100%" style:font-name="Liberation Mono" fo:font-size="12pt" fo:font-weight="bold" officeooo:rsid="004ea333" officeooo:paragraph-rsid="004ea333" style:font-size-asian="10.5pt" style:font-weight-asian="bold" style:font-size-complex="12pt" style:font-weight-complex="bold"/>
    </style:style>
    <style:style style:name="P26" style:family="paragraph" style:parent-style-name="Preformatted_20_Text">
      <style:text-properties fo:color="#ff0000" loext:opacity="100%" style:font-name="Liberation Mono" fo:font-size="12pt" fo:font-weight="bold" officeooo:rsid="004ea333" officeooo:paragraph-rsid="004f17e4" style:font-size-asian="10.5pt" style:font-weight-asian="bold" style:font-size-complex="12pt" style:font-weight-complex="bold"/>
    </style:style>
    <style:style style:name="P27" style:family="paragraph" style:parent-style-name="Preformatted_20_Text">
      <style:text-properties fo:color="#ff0000" loext:opacity="100%" style:font-name="Liberation Mono" fo:font-size="12pt" fo:font-weight="bold" officeooo:rsid="004f17e4" officeooo:paragraph-rsid="004f17e4" style:font-size-asian="10.5pt" style:font-weight-asian="bold" style:font-size-complex="12pt" style:font-weight-complex="bold"/>
    </style:style>
    <style:style style:name="P28" style:family="paragraph" style:parent-style-name="Preformatted_20_Text">
      <style:text-properties officeooo:paragraph-rsid="004ba05d"/>
    </style:style>
    <style:style style:name="P29" style:family="paragraph" style:parent-style-name="Preformatted_20_Text">
      <style:text-properties officeooo:rsid="004ba05d" officeooo:paragraph-rsid="004ba05d"/>
    </style:style>
    <style:style style:name="T1" style:family="text">
      <style:text-properties officeooo:rsid="0047b939"/>
    </style:style>
    <style:style style:name="T2" style:family="text">
      <style:text-properties officeooo:rsid="004957ff"/>
    </style:style>
    <style:style style:name="T3" style:family="text">
      <style:text-properties officeooo:rsid="004a59b0"/>
    </style:style>
    <style:style style:name="T4" style:family="text">
      <style:text-properties fo:color="#000000" loext:opacity="100%" style:font-name="Liberation Mono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color="#000000" loext:opacity="100%" style:font-name="Liberation Mono" fo:font-size="10.5pt" fo:font-weight="normal" officeooo:rsid="004ba05d" style:font-size-asian="10.5pt" style:font-weight-asian="normal" style:font-size-complex="10.5pt" style:font-weight-complex="normal"/>
    </style:style>
    <style:style style:name="T6" style:family="text">
      <style:text-properties officeooo:rsid="004ba05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7. SİBER GÜVENLİK</text:p>
      <text:p text:style-name="P1"/>
      <text:p text:style-name="P18">SMB Güvenliği</text:p>
      <text:p text:style-name="P5">Domain Server dan yapacağımız ayarlar, belirleyeceğimiz kurallar ile server.local I ayarlayacağız.</text:p>
      <text:p text:style-name="P5">Default Domain Policy nin bitişiğinde kendimiz GPO yaratıyoruz.</text:p>
      <text:p text:style-name="P5">İsmi SMB-Security</text:p>
      <text:p text:style-name="P5">Group management</text:p>
      <text:p text:style-name="P5">Preferences &gt; <text:s/>Windows Settings &gt; Registry &gt; New Registry Item</text:p>
      <text:p text:style-name="P5">Create , SYSTEM\CurrentControlSet\Services\LamanServer\Parameters</text:p>
      <text:p text:style-name="P5">SMB1 , REG_DWORD , 0 , Decimal</text:p>
      <text:p text:style-name="P5">2. ayar..</text:p>
      <text:p text:style-name="P5">Windowss Settings &gt; Security Settings &gt; Local Policies &gt; Security Options</text:p>
      <text:p text:style-name="P5">Microsoft Network Client:</text:p>
      <text:p text:style-name="P5">Digitally Sign Communications. Açıyoruz..</text:p>
      <text:p text:style-name="P5"/>
      <text:p text:style-name="P2"/>
      <text:p text:style-name="P19">Networkten Erişimlerin Kısıtlanması</text:p>
      <text:p text:style-name="P5">Default Domain Policy içinde.</text:p>
      <text:p text:style-name="P5">Windowss Settings &gt; Security Settings &gt; Local Policies &gt; User Rights Assignment</text:p>
      <text:p text:style-name="P5">Access this Computer from the Network properties</text:p>
      <text:p text:style-name="P5"/>
      <text:p text:style-name="P2"/>
      <text:p text:style-name="P19">RDP Erişimlerin Kısıtlanması</text:p>
      <text:p text:style-name="P5">Aynı yerde, Allow log on through Remote Desktop Services Properties.</text:p>
      <text:p text:style-name="P5"/>
      <text:p text:style-name="P2"/>
      <text:p text:style-name="P19">NTLMv1 Kullanımının Kapatılması</text:p>
      <text:p text:style-name="P6">Windowss Settings &gt; Security Settings &gt; Local Policies &gt; <text:span text:style-name="T1">Security Options</text:span></text:p>
      <text:p text:style-name="P8">Network access: LAN Manager authentication level</text:p>
      <text:p text:style-name="P8">Aşağıya, (NTLMv2 ayarı) seçilen ayarlarda güvenlik artar.</text:p>
      <text:p text:style-name="P8">LM ve NTLM I kapatıp NTLMv2 kullanacağız.</text:p>
      <text:p text:style-name="P8"/>
      <text:p text:style-name="P8"/>
      <text:p text:style-name="P20"><text:span text:style-name="T1">LM Hashlerinin </text:span>Kapatılması</text:p>
      <text:p text:style-name="P8">Security Options</text:p>
      <text:p text:style-name="P8">Do not store LAN Manager HASH value on next pass</text:p>
      <text:p text:style-name="P8">enabled.</text:p>
      <text:p text:style-name="P8"/>
      <text:p text:style-name="P8"/>
      <text:p text:style-name="P20"><text:span text:style-name="T1">Debug Hakkının Kaldır</text:span>ılması</text:p>
      <text:p text:style-name="P8">User Rights Assignment</text:p>
      <text:p text:style-name="P8">Debug Programs</text:p>
      <text:p text:style-name="P9">Tertemiz edilir.</text:p>
      <text:p text:style-name="P9">Local makinelerde de Domainde 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<text:span text:style-name="T2">Parola Güvenliği</text:span></text:p>
      <text:p text:style-name="P9">Policies &gt; Windows Settings &gt; Security Settings &gt; Account Policies</text:p>
      <text:p text:style-name="P9">ideal ayarlar..</text:p>
      <text:p text:style-name="P9"/>
      <text:p text:style-name="P9"><text:s text:c="5"/>Password Policy</text:p>
      <text:p text:style-name="P9">Enforce password history = 30 passwords remembered</text:p>
      <text:p text:style-name="P9">Maximum password age = 7 days</text:p>
      <text:p text:style-name="P9">Minimum password age = 1 days</text:p>
      <text:p text:style-name="P9">Minimum password length = 10 characters</text:p>
      <text:p text:style-name="P9">Password must meet complexity requirements = enabled</text:p>
      <text:p text:style-name="P9">Store passwords using reversible encryption Properties = disabled</text:p>
      <text:p text:style-name="P9"/>
      <text:p text:style-name="P9"><text:s text:c="5"/>Account Lockout Policy</text:p>
      <text:p text:style-name="P9">Account lockout duration = 30 min</text:p>
      <text:p text:style-name="P9">Account lockout threshold = 3 invalid logon attempt</text:p>
      <text:p text:style-name="P9">Reset account lockout counter after = <text:s/>30 min</text:p>
      <text:p text:style-name="P9"/>
      <text:p text:style-name="P9">Kilitlenen User açma..</text:p>
      <text:p text:style-name="P9">Active Directory &gt; Users &gt; Account &gt; Unlock account</text:p>
      <text:p text:style-name="P2"/>
      <text:p text:style-name="P2"/>
      <text:p text:style-name="P22">Cache logon kapatılması</text:p>
      <text:p text:style-name="P10">Masaüstü pc de.</text:p>
      <text:p text:style-name="P7">Windowss Settings &gt; Security Settings &gt; Local Policies &gt; <text:span text:style-name="T3">Security Options</text:span></text:p>
      <text:p text:style-name="P10">Interactive logon: 0 veya 1 verilebilir.</text:p>
      <text:p text:style-name="P10"/>
      <text:p text:style-name="P2"/>
      <text:p text:style-name="P22">Restricted Admin Mode un Etkinleştirilmesi</text:p>
      <text:p text:style-name="P10">Comp. &gt; Policies &gt; Administrative Templates… &gt; System &gt; Credentials Delegation</text:p>
      <text:p text:style-name="P10">Restrict Delegation of credentials to remote servers.</text:p>
      <text:p text:style-name="P10">Enabled, require remote credential guard.</text:p>
      <text:p text:style-name="P10"/>
      <text:p text:style-name="P10"/>
      <text:p text:style-name="P22">Güvenlik Güncelleştirmelerini Zorlama</text:p>
      <text:p text:style-name="P10">Comp. &gt; Policies &gt; Administrative Templates… &gt; Windows Components &gt; Windows Updates</text:p>
      <text:p text:style-name="P10">Configure Automatic Updates</text:p>
      <text:p text:style-name="P10">Automatic Updates detection frequency</text:p>
      <text:p text:style-name="P10">Remove access to Pause updates feature</text:p>
      <text:p text:style-name="P10">Allow automatic updates immediate installation</text:p>
      <text:p text:style-name="P10">Turn off auto-restart for updates during active hours</text:p>
      <text:p text:style-name="P10"/>
      <text:p text:style-name="P2"/>
      <text:p text:style-name="P22">Paylaşım ve NTFS Haklarının Kısıtlanması</text:p>
      <text:p text:style-name="P10">User conf. &gt; Policies &gt; Administrative Templates… &gt; <text:s/>Windows Components &gt; Network Sharing</text:p>
      <text:p text:style-name="P10">Enabled. (paylaşım yapılamaz.)</text:p>
      <text:p text:style-name="P10"><text:a xlink:type="simple" xlink:href="../../../../C:/OrtakAlan" text:style-name="Internet_20_link" text:visited-style-name="Visited_20_Internet_20_Link">C:\OrtakAlan</text:a> <text:span text:style-name="T6">içindeki ayrılan özel departmanlarda, </text:span></text:p>
      <text:p text:style-name="P12">Properties, Security users.. , sharing &gt; advanced sharing &gt; permissions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LLMNR ve netBIOS un Kapatılması</text:p>
      <text:p text:style-name="P28"><text:span text:style-name="T5">Control Panel &gt; Network and Internet &gt; Network and Sharing Center &gt; Change Adapter Settings.</text:span></text:p>
      <text:p text:style-name="P28"><text:span text:style-name="T5">Adaptörümüzden properties &gt; (TCP/IPv4) &gt; Advanced &gt; WINS </text:span></text:p>
      <text:p text:style-name="P29"><text:span text:style-name="T4">Disable NetBIOS ove TCP/IPv4</text:span></text:p>
      <text:p text:style-name="P29"><text:span text:style-name="T4"/></text:p>
      <text:p text:style-name="P29"><text:span text:style-name="T4">Group Policy Management</text:span></text:p>
      <text:p text:style-name="P11">Comp. &gt; Policies &gt; Administrative Templates… &gt; <text:span text:style-name="T6">Network &gt; DNS Client</text:span></text:p>
      <text:p text:style-name="P12">Turn off smart multi-homed name resolution = enabled</text:p>
      <text:p text:style-name="P12"/>
      <text:p text:style-name="P12"/>
      <text:p text:style-name="P23">Port Monitoring</text:p>
      <text:p text:style-name="P15">local makinaya</text:p>
      <text:p text:style-name="P13">CurrPorts uygulamasını indiriyoruz.</text:p>
      <text:p text:style-name="P13"/>
      <text:p text:style-name="P2"/>
      <text:p text:style-name="P24">ARP Poisoning Tespiti ve Bildirimi</text:p>
      <text:p text:style-name="P15">local makinaya</text:p>
      <text:p text:style-name="P14">Xarp kuracağız.</text:p>
      <text:p text:style-name="P14"/>
      <text:p text:style-name="P2"/>
      <text:p text:style-name="P25">Antivirüs Seçimleri ve Testleri</text:p>
      <text:p text:style-name="P16">av-test.org</text:p>
      <text:p text:style-name="P16">av-comparatives.org</text:p>
      <text:p text:style-name="P2"/>
      <text:p text:style-name="P2"/>
      <text:p text:style-name="P25">SSL Strip ve HSTS Kavramları</text:p>
      <text:p text:style-name="P17">HSTS, Web ağlarını, HTTP yerine HTTPS aracılığıyla yanıt vermeye zorlayan bir politika.</text:p>
      <text:p text:style-name="P17">301 ile HTTP yi, HTTPS e yönlendirir.</text:p>
      <text:p text:style-name="P17"/>
      <text:p text:style-name="P17">Webde F12 ye basıp Networkte, giden ve gelen paketleri görüyoruz.</text:p>
      <text:p text:style-name="P17">hstspreload.org</text:p>
      <text:p text:style-name="P17">bir siteye daha önce girildiyse cookie lerde https olduğu hatırlanır.</text:p>
      <text:p text:style-name="P17">Aynı şekilde googledan girildiğinde linkin başında https:// var ise de..</text:p>
      <text:p text:style-name="P17"/>
      <text:p text:style-name="P17"/>
      <text:p text:style-name="P27">HTTP Sayfaları HTTPS e Zorlama</text:p>
      <text:p text:style-name="P17"><text:a xlink:type="simple" xlink:href="https://addons.mozilla.org/tr/firefox/addon/https-everywhere/" text:style-name="Internet_20_link" text:visited-style-name="Visited_20_Internet_20_Link">https://addons.mozilla.org/tr/firefox/addon/https-everywhere/</text:a></text:p>
      <text:p text:style-name="P17">eklentisi yüklenir veya firewall..</text:p>
      <text:p text:style-name="P17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4T13:16:59.866241854</dc:date>
    <meta:editing-duration>PT10H31M55S</meta:editing-duration>
    <meta:editing-cycles>55</meta:editing-cycles>
    <meta:generator>LibreOffice/7.4.1.1$Linux_X86_64 LibreOffice_project/40$Build-1</meta:generator>
    <meta:document-statistic meta:table-count="0" meta:image-count="0" meta:object-count="0" meta:page-count="3" meta:paragraph-count="95" meta:word-count="534" meta:character-count="3888" meta:non-whitespace-character-count="3434"/>
  </office:meta>
</office:document-meta>
</file>